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B3B00000AF2EE48FC2246133B1E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2.311cm" svg:height="11.999cm" svg:x="1.361cm" svg:y="0.016cm">
          <draw:image xlink:href="Pictures/1000000000000B3B00000AF2EE48FC2246133B1E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10-02T16:41:54.631032979</dc:date>
    <meta:editing-duration>PT2M5S</meta:editing-duration>
    <meta:editing-cycles>3</meta:editing-cycles>
    <meta:generator>LibreOffice/6.1.2.1$MacOSX_X86_64 LibreOffice_project/65905a128db06ba48db947242809d14d3f9a93fe</meta:generator>
    <meta:document-statistic meta:object-count="1"/>
  </office:meta>
</office:document-meta>
</file>